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e91e" officeooo:paragraph-rsid="0017e91e"/>
    </style:style>
    <style:style style:name="P2" style:family="paragraph" style:parent-style-name="Standard">
      <style:paragraph-properties fo:text-align="center" style:justify-single-word="false"/>
      <style:text-properties officeooo:rsid="0017e91e" officeooo:paragraph-rsid="0017e91e"/>
    </style:style>
    <style:style style:name="P3" style:family="paragraph" style:parent-style-name="Standard">
      <style:text-properties officeooo:rsid="00190f53" officeooo:paragraph-rsid="00190f53"/>
    </style:style>
    <style:style style:name="P4" style:family="paragraph" style:parent-style-name="Standard">
      <style:text-properties officeooo:rsid="00190f53" officeooo:paragraph-rsid="001ae640"/>
    </style:style>
    <style:style style:name="P5" style:family="paragraph" style:parent-style-name="Standard">
      <style:text-properties fo:font-style="italic" officeooo:rsid="00190f53" officeooo:paragraph-rsid="00190f53" style:font-style-asian="italic" style:font-style-complex="italic"/>
    </style:style>
    <style:style style:name="P6" style:family="paragraph" style:parent-style-name="Standard">
      <style:text-properties officeooo:rsid="001ae640" officeooo:paragraph-rsid="001ae640"/>
    </style:style>
    <style:style style:name="P7" style:family="paragraph" style:parent-style-name="Standard">
      <style:text-properties officeooo:rsid="001c23f5" officeooo:paragraph-rsid="001c23f5"/>
    </style:style>
    <style:style style:name="P8" style:family="paragraph" style:parent-style-name="Standard">
      <style:text-properties officeooo:rsid="001cfbfb" officeooo:paragraph-rsid="001cfbfb"/>
    </style:style>
    <style:style style:name="T1" style:family="text">
      <style:text-properties style:text-position="sub 58%"/>
    </style:style>
    <style:style style:name="T2" style:family="text">
      <style:text-properties style:text-position="sub 58%" officeooo:rsid="001ae640"/>
    </style:style>
    <style:style style:name="T3" style:family="text">
      <style:text-properties style:text-position="sub 58%" officeooo:rsid="001c23f5"/>
    </style:style>
    <style:style style:name="T4" style:family="text">
      <style:text-properties officeooo:rsid="001ae640"/>
    </style:style>
    <style:style style:name="T5" style:family="text">
      <style:text-properties officeooo:rsid="001c23f5"/>
    </style:style>
    <style:style style:name="T6" style:family="text">
      <style:text-properties officeooo:rsid="001cfbfb"/>
    </style:style>
    <style:style style:name="T7" style:family="text">
      <style:text-properties fo:font-size="8pt" style:font-size-asian="8pt" style:font-size-complex="8pt"/>
    </style:style>
    <style:style style:name="T8"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on of Membership<text:line-break/>in MX Dependent Types</text:p>
      <text:p text:style-name="P2">by Sven Nilsen, 2019</text:p>
      <text:p text:style-name="P1"/>
      <text:p text:style-name="P5">In this paper I represent evaluation of membership in MX grammar for dependent types.</text:p>
      <text:p text:style-name="P1"/>
      <text:p text:style-name="P1">The BNF<text:span text:style-name="T8"><text:reference-ref text:reference-format="text" text:ref-name="1">[1]</text:reference-ref></text:span> of membership in MX grammar<text:span text:style-name="T8"><text:reference-ref text:reference-format="text" text:ref-name="2">[2]</text:reference-ref></text:span> for dependent types<text:span text:style-name="T8"><text:reference-ref text:reference-format="text" text:ref-name="3">[3]</text:reference-ref></text:span> is the following:</text:p>
      <text:p text:style-name="P1"/>
      <text:p text:style-name="P1"><text:tab/>m ::= v : v</text:p>
      <text:p text:style-name="P1"/>
      <text:p text:style-name="P1">Where `v` is a variable/value.</text:p>
      <text:p text:style-name="P3">Previously, I defined evaluation of variable in MX grammar for dependent types<text:span text:style-name="T8"><text:reference-ref text:reference-format="text" text:ref-name="4">[4]</text:reference-ref></text:span>:</text:p>
      <text:p text:style-name="P3"/>
      <text:p text:style-name="P3"><text:tab/>eval_var : ctx → v → (v, opt[v])</text:p>
      <text:p text:style-name="P3"/>
      <text:p text:style-name="P6">Let `m<text:span text:style-name="T1">0</text:span>` be the membership to be evaluated and `ctx<text:span text:style-name="T1">0</text:span>` the context to evaluate the membership in.</text:p>
      <text:p text:style-name="P3">The `eval_var` function is used on both left and right side to construct a new membership <text:span text:style-name="T4">`m</text:span><text:span text:style-name="T2">1</text:span><text:span text:style-name="T4">`</text:span>:</text:p>
      <text:p text:style-name="P3"/>
      <text:p text:style-name="P3"><text:tab/><text:span text:style-name="T4">(v</text:span><text:span text:style-name="T2">0</text:span><text:span text:style-name="T4"> : v</text:span><text:span text:style-name="T2">1</text:span><text:span text:style-name="T4">) := m</text:span><text:span text:style-name="T2">0</text:span></text:p>
      <text:p text:style-name="P3"><text:tab/>m<text:span text:style-name="T2">1</text:span> := <text:span text:style-name="T4">(</text:span>eval_var(ctx<text:span text:style-name="T1">0</text:span>)(v<text:span text:style-name="T1">0</text:span>).0 : eval_var(ctx<text:span text:style-name="T1">1</text:span>)(v<text:span text:style-name="T1">1</text:span>).0<text:span text:style-name="T4">)</text:span></text:p>
      <text:p text:style-name="P1"/>
      <text:p text:style-name="P3">Here, the optional type information is ignored, but might be used by some versions to report an error if the types do not match. Type information can be ignored under evaluation assuming a correct program. <text:span text:style-name="T4">Here, a correct program is assumed since the purpose is just to explain evaluation of membership.</text:span></text:p>
      <text:p text:style-name="P3"/>
      <text:p text:style-name="P6">The evaluated membership is found by looking for the definition of `m<text:span text:style-name="T1">1</text:span>` in the context:</text:p>
      <text:p text:style-name="P1"/>
      <text:p text:style-name="P1"><text:tab/><text:span text:style-name="T4">if let some(m</text:span><text:span text:style-name="T2">2</text:span><text:span text:style-name="T4">) = find_def(ctx</text:span><text:span text:style-name="T2">0</text:span><text:span text:style-name="T4">)(m</text:span><text:span text:style-name="T2">1</text:span><text:span text:style-name="T4">) {m</text:span><text:span text:style-name="T2">2</text:span><text:span text:style-name="T4">} else {m</text:span><text:span text:style-name="T2">1</text:span><text:span text:style-name="T4">}</text:span></text:p>
      <text:p text:style-name="P1"/>
      <text:p text:style-name="P1"><text:tab/><text:span text:style-name="T4">find_def : ctx → m → mx</text:span></text:p>
      <text:p text:style-name="P1"/>
      <text:p text:style-name="P6">Notice that this permits <text:span text:style-name="T5">substituting e.g. `a : type</text:span><text:span text:style-name="T3">0</text:span><text:span text:style-name="T5">` with a dependent type `b(c)`.</text:span></text:p>
      <text:p text:style-name="P7">This trick can be used for partial evaluation and theorem proving.</text:p>
      <text:p text:style-name="P1"/>
      <text:p text:style-name="P6">The complete code, assuming a correct program <text:span text:style-name="T6">from the context</text:span>:</text:p>
      <text:p text:style-name="P6"/>
      <text:p text:style-name="P6"><text:tab/>eval_mem : ctx → m → mx</text:p>
      <text:p text:style-name="P6"/>
      <text:p text:style-name="P6"><text:tab/>eval_mem := \(ctx<text:span text:style-name="T1">0</text:span> : ctx) = \(m<text:span text:style-name="T1">0</text:span> : m) = {</text:p>
      <text:p text:style-name="P6"><text:tab/><text:tab/>(v<text:span text:style-name="T1">0</text:span> : v<text:span text:style-name="T1">1</text:span>) := m<text:span text:style-name="T1">0</text:span></text:p>
      <text:p text:style-name="P4"><text:tab/><text:tab/>m<text:span text:style-name="T2">1</text:span> := <text:span text:style-name="T4">(</text:span>eval_var(ctx<text:span text:style-name="T1">0</text:span>)(v<text:span text:style-name="T1">0</text:span>).0 : eval_var(ctx<text:span text:style-name="T1">1</text:span>)(v<text:span text:style-name="T1">1</text:span>).0<text:span text:style-name="T4">)</text:span></text:p>
      <text:p text:style-name="P4"><text:tab/><text:tab/><text:span text:style-name="T4">if let some(m</text:span><text:span text:style-name="T2">2</text:span><text:span text:style-name="T4">) = find_def(ctx</text:span><text:span text:style-name="T2">0</text:span><text:span text:style-name="T4">)(m</text:span><text:span text:style-name="T2">1</text:span><text:span text:style-name="T4">) {m</text:span><text:span text:style-name="T2">2</text:span><text:span text:style-name="T4">} else {m</text:span><text:span text:style-name="T2">1</text:span><text:span text:style-name="T4">}</text:span></text:p>
      <text:p text:style-name="P4"><text:tab/><text:span text:style-name="T4">}</text:span></text:p>
      <text:p text:style-name="P4"/>
      <text:p text:style-name="P4"/>
      <text:h text:style-name="Heading_20_3" text:outline-level="3"><text:soft-page-break/>References:</text:h>
      <text:p text:style-name="P8"/>
      <text:p text:style-name="P8"><text:reference-mark-start text:name="1"/>[1]<text:reference-mark-end text:name="1"/><text:tab/>“Backus-Naur form”</text:p>
      <text:p text:style-name="P8"><text:tab/>Wikipedia</text:p>
      <text:p text:style-name="P8"><text:tab/><text:a xlink:type="simple" xlink:href="https://en.wikipedia.org/wiki/Backus–Naur_form" text:style-name="Internet_20_link" text:visited-style-name="Visited_20_Internet_20_Link"><text:span text:style-name="T7">https://en.wikipedia.org/wiki/Backus%E2%80%93Naur_form</text:span></text:a></text:p>
      <text:p text:style-name="P8"/>
      <text:p text:style-name="P8"><text:reference-mark-start text:name="2"/>[2]<text:reference-mark-end text:name="2"/><text:tab/>“MX Grammar for Dependent Types”</text:p>
      <text:p text:style-name="P8"><text:tab/>Sven Nilsen, 2019</text:p>
      <text:p text:style-name="P8"><text:tab/><text:a xlink:type="simple" xlink:href="https://github.com/advancedresearch/path_semantics/blob/master/papers-wip/mx-grammar-for-dependent-types.pdf" text:style-name="Internet_20_link" text:visited-style-name="Visited_20_Internet_20_Link"><text:span text:style-name="T7">https://github.com/advancedresearch/path_semantics/blob/master/papers-wip/mx-grammar-for-dependent-types.pdf</text:span></text:a></text:p>
      <text:p text:style-name="P8"/>
      <text:p text:style-name="P8"><text:reference-mark-start text:name="3"/>[3]<text:reference-mark-end text:name="3"/><text:tab/>“Dependent type”</text:p>
      <text:p text:style-name="P8"><text:tab/>Wikipedia</text:p>
      <text:p text:style-name="P8"><text:tab/><text:a xlink:type="simple" xlink:href="https://en.wikipedia.org/wiki/Dependent_type" text:style-name="Internet_20_link" text:visited-style-name="Visited_20_Internet_20_Link"><text:span text:style-name="T7">https://en.wikipedia.org/wiki/Dependent_type</text:span></text:a></text:p>
      <text:p text:style-name="P8"/>
      <text:p text:style-name="P8"><text:reference-mark-start text:name="4"/>[4]<text:reference-mark-end text:name="4"/><text:tab/>“Evaluation of Variable in MX Dependent Types”</text:p>
      <text:p text:style-name="P8"><text:tab/>Sven Nilsen, 2019</text:p>
      <text:p text:style-name="P8"><text:tab/><text:a xlink:type="simple" xlink:href="https://github.com/advancedresearch/path_semantics/blob/master/papers-wip/evaluation-of-variable-in-mx-dependent-types.pdf" text:style-name="Internet_20_link" text:visited-style-name="Visited_20_Internet_20_Link"><text:span text:style-name="T7">https://github.com/advancedresearch/path_semantics/blob/master/papers-wip/evaluation-of-variable-in-mx-dependent-types.pdf</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3:55:53.471317000</meta:creation-date>
    <dc:date>2019-08-10T17:19:31.951414000</dc:date>
    <meta:editing-duration>PT1S</meta:editing-duration>
    <meta:editing-cycles>1</meta:editing-cycles>
    <meta:document-statistic meta:table-count="0" meta:image-count="0" meta:object-count="0" meta:page-count="2" meta:paragraph-count="38" meta:word-count="298" meta:character-count="2046" meta:non-whitespace-character-count="1763"/>
    <meta:generator>LibreOffice/5.1.2.2$MacOSX_X86_64 LibreOffice_project/d3bf12ecb743fc0d20e0be0c58ca359301eb705f</meta:generator>
  </office:meta>
</office:document-meta>
</file>